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17ed33"/>
    </style:style>
    <style:style style:name="P2" style:family="paragraph" style:parent-style-name="Heading_20_4">
      <style:text-properties officeooo:paragraph-rsid="001e4d1e"/>
    </style:style>
    <style:style style:name="P3" style:family="paragraph" style:parent-style-name="Heading_20_4">
      <style:text-properties officeooo:paragraph-rsid="001ff902"/>
    </style:style>
    <style:style style:name="P4" style:family="paragraph" style:parent-style-name="Text_20_body">
      <style:text-properties officeooo:paragraph-rsid="0017ed33"/>
    </style:style>
    <style:style style:name="P5" style:family="paragraph" style:parent-style-name="Text_20_body">
      <style:text-properties officeooo:paragraph-rsid="001cea3a"/>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officeooo:paragraph-rsid="001ff902"/>
    </style:style>
    <style:style style:name="P8" style:family="paragraph" style:parent-style-name="Text_20_body" style:list-style-name="L1"/>
    <style:style style:name="T1" style:family="text">
      <style:text-properties officeooo:rsid="0017ed33"/>
    </style:style>
    <style:style style:name="T2" style:family="text">
      <style:text-properties fo:font-weight="normal" style:font-weight-asian="normal" style:font-weight-complex="normal"/>
    </style:style>
    <style:style style:name="T3" style:family="text">
      <style:text-properties fo:font-weight="normal" officeooo:rsid="001e4d1e" style:font-weight-asian="normal" style:font-weight-complex="normal"/>
    </style:style>
    <style:style style:name="T4" style:family="text">
      <style:text-properties fo:font-weight="normal" officeooo:rsid="001ff902" style:font-weight-asian="normal" style:font-weight-complex="normal"/>
    </style:style>
    <style:style style:name="T5" style:family="text">
      <style:text-properties officeooo:rsid="0012fe92"/>
    </style:style>
    <style:style style:name="T6" style:family="text">
      <style:text-properties officeooo:rsid="001e4d1e"/>
    </style:style>
    <style:style style:name="T7" style:family="text">
      <style:text-properties officeooo:rsid="001ff90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08cm" fo:text-indent="-0.635cm" fo:margin-left="7.408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Chapter 4: </text:span><text:span text:style-name="Strong_20_Emphasis"><text:span text:style-name="T1">Discussion</text:span></text:span></text:h>
      <text:p text:style-name="P4"><text:span text:style-name="Strong_20_Emphasis"/></text:p>
      <text:h text:style-name="P2" text:outline-level="4"><text:span text:style-name="Strong_20_Emphasis"><text:span text:style-name="T6">4</text:span></text:span><text:span text:style-name="Strong_20_Emphasis">.1 </text:span><text:span text:style-name="Strong_20_Emphasis"><text:span text:style-name="T6">I</text:span></text:span><text:span text:style-name="Strong_20_Emphasis">ntroduction to </text:span><text:span text:style-name="Strong_20_Emphasis"><text:span text:style-name="T5">findings </text:span></text:span><text:span text:style-name="Strong_20_Emphasis"><text:span text:style-name="T6">and discussion</text:span></text:span></text:h>
      <text:p text:style-name="P5"><text:span text:style-name="Strong_20_Emphasis"><text:span text:style-name="T2">This chapter presents the central findings of a five-year ethnographic investigation into psychiatric practice, patient experience, and systemic coercion in Spain and affiliated international networks. Drawing from participant observation, first-person witnessing, legal analysis, and survey data, the results confirm that the mental health system, as it currently operates, routinely fails to protect the dignity, autonomy, and well-being of those it claims to serve. Instead, it perpetuates an institutional apparatus of discretionary violence that is epistemologically outdated, procedurally opaque, and structurally misaligned with the stated goals of recovery, public health, or rights-based care.</text:span></text:span></text:p>
      <text:p text:style-name="P6">The fieldwork was situated in diverse settings—community mental health teams, hospitals, primary care units, family interventions, emergency services, academic institutions, peer-run spaces, and international forums—spanning multiple countries but concentrated in Spain. It involved interactions with key actors: patients, relatives, nurses, psychiatrists, psychologists, general practitioners, social workers, legal professionals, administrators, media, and public officials. Within these settings, this thesis observed patterns of routinized coercion, dehumanizing procedures, and epistemic violence in both formal and informal interactions.</text:p>
      <text:p text:style-name="P6">The field confirms that psychiatric interventions in Spain are not organized around shared decision-making (Slade, 2017), despite its recognition as a basic clinical and ethical standard. Instead, they are shaped by preconfigured diagnostic routes and closed pharmacological algorithms that offer no meaningful choice or informed consent. Consent, when sought, is often reduced to the procedural minimum, rendered meaningless by asymmetries of information, fear of abandonment, and the lack of viable alternatives. In many cases, medication is imposed or presented as a condition for access to social services or protection, particularly in the context of family conflict or institutional neglect.</text:p>
      <text:p text:style-name="Text_20_body"><text:span text:style-name="T2">This thesis documents that </text:span><text:span text:style-name="Strong_20_Emphasis"><text:span text:style-name="T2">coercion is not an exception to psychiatric care—it is its organizing principle</text:span></text:span><text:span text:style-name="T2">, especially for those deemed noncompliant or diagnostically “severe.” The imposition of treatment without context-sensitive justification results in a cascade of long-term harms: functional decline, metabolic deterioration, cognitive blunting, and the loss of trust in all care systems. While framed as therapeutic necessity, these interventions are often triggered by institutional fatigue, administrative protocols, or family pressures, not evidence-based evaluation of individual need. Families, in particular, exert substantial influence over psychiatric decisions, often without scrutiny—even when dynamics of violence, abuse, or control are present (Drew et al., 2011). These roles remain largely invisible in official documentation, yet their effects are profound.</text:span></text:p>
      <text:p text:style-name="P6">Practitioners, too, experience structural violence. Field data confirms that professionals who attempt to resist coercive norms or implement rights-based care are often isolated or sanctioned. Many report internal conflict, burnout, and institutional obstruction. Yet the critical decision points—diagnosis, prescription, institutionalization—remain in the hands of these same professionals. These decisions hold power. They mark individuals in records, restrict liberty, and define the scope of future agency. The ethical demand is therefore clear: no diagnosis, intervention, or deprivation of liberty should occur without rigorous justification, and without the proactive inclusion of the individual’s perspective and history.</text:p>
      <text:p text:style-name="Text_20_body"><text:soft-page-break/><text:span text:style-name="T2">The findings reveal a striking phenomenon: </text:span><text:span text:style-name="Strong_20_Emphasis"><text:span text:style-name="T2">trust is repeatedly fractured</text:span></text:span><text:span text:style-name="T2"> at every point in the clinical trajectory. Individuals arrive to services not merely with symptoms, but with broken contexts—violence, exhaustion, grief, or betrayal. Their first need is recognition, not regulation. Yet the default approach is pathologization: identifying behavior to be controlled rather than context to be understood. Too often, patients are profiled and treated according to abstract categories—typologies disconnected from their real conditions, often derived from cultural or gendered assumptions.</text:span></text:p>
      <text:p text:style-name="P6">In institutional settings, weight gain is frequently monitored as a sign of compliance, particularly with depot antipsychotics. Thinness becomes suspect; somatic expression of autonomy is reinterpreted as symptom (Davidson &amp; Roe, 2007). Conversations that could clarify context—about trauma, heartbreak, economic distress, religious crises, sleep deprivation, or domestic violence—are rarely initiated. The result is not only clinical failure, but structural abandonment.</text:p>
      <text:p text:style-name="Text_20_body"><text:span text:style-name="T2">This thesis contends that </text:span><text:span text:style-name="Strong_20_Emphasis"><text:span text:style-name="T2">there are no legitimate psychiatric “alternatives” to coercion—only better options</text:span></text:span><text:span text:style-name="T2">, which must be ranked, available, and delivered as part of standard care. These include context-aware pharmacology, trauma-informed therapies, community-based supports, crisis peer spaces, and social coordination for housing, income, and protection (WHO, 2021). These are not luxuries. They are the minimal standards for ethically acceptable care. Psychiatric prescriptions must be approached as one would fit corrective lenses: precisely, reversibly, and transparently. Every individual deserves clarity on what is being done to their body and mind—and why.</text:span></text:p>
      <text:p text:style-name="Text_20_body"><text:span text:style-name="T2">The findings also document that even </text:span><text:span text:style-name="Strong_20_Emphasis"><text:span text:style-name="T2">minimal humane gestures</text:span></text:span><text:span text:style-name="T2">—a moment of listening, a phone call to a family member for support, or the offer of a safe bed—can shift the entire trajectory of a crisis. Where coordination with social services was attempted, the outcomes were more stable, less traumatic, and less costly. In contrast, the cost—in suffering and economic terms—of forced hospitalization, long-term disability, and pharmacological overreach remains incalculable. It is not simply inefficient: it is a form of </text:span><text:span text:style-name="Strong_20_Emphasis"><text:span text:style-name="T2">iatrogenic structural violence</text:span></text:span><text:span text:style-name="T2"> with legal, moral, and intergenerational consequences.</text:span></text:p>
      <text:p text:style-name="Text_20_body"><text:span text:style-name="T2">At stake is the very meaning of care. What the findings expose is not merely a crisis of efficiency or evidence, but a </text:span><text:span text:style-name="Strong_20_Emphasis"><text:span text:style-name="T2">crisis of moral orientation</text:span></text:span><text:span text:style-name="T2">: a system that too often punishes rather than helps, silences rather than listens, injures while claiming to heal. The failure is not theoretical—it is enacted, patient after patient, diagnosis after diagnosis, prescription after prescription. Repair will not begin until the foundational taboos of psychiatry are named, dismantled, and replaced by operational protocols based on listening, precision, coordination, and real consent. That work begins here.</text:span></text:p>
      <text:h text:style-name="P3" text:outline-level="4"><text:span text:style-name="Strong_20_Emphasis"><text:span text:style-name="T3">4</text:span></text:span><text:span text:style-name="Strong_20_Emphasis"><text:span text:style-name="T2">.</text:span></text:span><text:span text:style-name="Strong_20_Emphasis"><text:span text:style-name="T4">2</text:span></text:span><text:span text:style-name="Strong_20_Emphasis"><text:span text:style-name="T2"> Executive Findings: Paths Toward Systemic Repair</text:span></text:span></text:h>
      <text:p text:style-name="P7"><text:span text:style-name="Strong_20_Emphasis"><text:span text:style-name="T2"/></text:span></text:p>
      <text:p text:style-name="P7"><text:span text:style-name="Strong_20_Emphasis"><text:span text:style-name="T2">This section distills the main conclusions from the personal and collective evidence base gathered throughout the thesis, emphasizing the systemic patterns of harm and the plausible, evidence-backed solutions that must be adopted as institutional standards. The personal experience of institutional violence, far from anecdotal, reveals structural mechanisms that reproduce psychiatric harm through professional neglect, domestic complicity, policy inertia, and epistemic misclassification. What emerges is not a set of isolated failures, but a coherent machinery of exclusion, one whose operation is legitimized through pseudo-clinical language and deeply embedded cultural taboos against dissent, refusal, and autonomy.</text:span></text:span></text:p>
      <text:p text:style-name="Text_20_body"><text:soft-page-break/><text:span text:style-name="T2">Among the most recurrent and damaging features identified is the </text:span><text:span text:style-name="Strong_20_Emphasis"><text:span text:style-name="T2">reliance on coercion in the absence of safety infrastructures</text:span></text:span><text:span text:style-name="T2">. Individuals subjected to forced psychiatric treatment are overwhelmingly those who lack safe places to rest, to speak, or to recover. In many cases, this results from structural deprivation: insecure housing, exposure to violence, precarity, and institutional abandonment. The thesis confirms that </text:span><text:span text:style-name="Strong_20_Emphasis"><text:span text:style-name="T2">the most effective psychiatric intervention begins not with a prescription, but with a safe bed </text:span></text:span><text:span text:style-name="Strong_20_Emphasis"><text:span text:style-name="T4">and also proper manners, respect, and care bt the loved ones </text:span></text:span><text:span text:style-name="T2">—in a safe house, within a safe street, in a city designed for human well-being, not reactive policing. These are not metaphors. This is the baseline: dignified living conditions as a prerequisite for any ethical or effective health response.</text:span></text:p>
      <text:p text:style-name="Text_20_body"><text:span text:style-name="T2">Scientific literature already affirms that access to stable housing significantly reduces hospitalization rates, emergency admissions, and psychiatric </text:span><text:span text:style-name="T4">negative feedback loops leading to collapse, relapse, further victimization, marginalization, chronicity, further despair and disability. Furthermore, communities designed along the principles of “blue zones”—with walkability, clean air, shared green space, access to nutrition, community cohesion, and slower pace—demonstrate improved cognitive and emotional outcomes across populations, particularly among the most vulnerable. Yet such environmental determinants remain ignored by psychiatric services, which often operate in degraded hospital infrastructures disconnected from the broader ecosystem of health.</text:span></text:p>
      <text:p text:style-name="Text_20_body"><text:span text:style-name="T4">The personal experience contributing to this thesis documents the collapse of these systems from within. Forced drugging—administered without informed consent, in the context of domestic abuse, false allegations, and institutional collusion—resulted in long-term cognitive, social, and professional damage. Reports made by professionals with ethical concern were erased. Requests for review, alternative approaches, or basic protection were ignored. These were not isolated incidents, but the norm across services that failed to distinguish between care and control. This is not a failure of individual goodwill; it is a failure of professional accountability, procedural rigor, and structural design. What then emerges from the findings is a clear path forward, built not on idealistic reform but on known, evidence-backed practices. These include:</text:span></text:p>
      <text:p text:style-name="Text_20_body"><text:span text:style-name="T4"/></text:p>
      <text:list text:style-name="L1">
        <text:list-item>
          <text:p text:style-name="P8"><text:span text:style-name="T4">Shared decision-making as default protocol, not aspirational exception (Slade, 2017).</text:span></text:p>
        </text:list-item>
        <text:list-item>
          <text:p text:style-name="P8"><text:span text:style-name="T4">Integrated social coordination ensuring that no person is discharged into homelessness, abuse, or destitution (WHO, 2021).</text:span></text:p>
        </text:list-item>
        <text:list-item>
          <text:p text:style-name="P8"><text:span text:style-name="T4">Trauma-informed responses where the first task is to listen, not medicate, and to map causes rather than mask symptoms.</text:span></text:p>
        </text:list-item>
        <text:list-item>
          <text:p text:style-name="P8"><text:span text:style-name="T4">Operational safeguarding against domestic abusers posing as caregivers, with clear protocols to verify relational integrity before enacting psychiatric interventions</text:span></text:p>
        </text:list-item>
        <text:list-item>
          <text:p text:style-name="P8"><text:span text:style-name="T4">Community investment in prevention: public housing, education, digital support tools, green infrastructure, and legal empowerment as the true front line of psychiatric protection</text:span></text:p>
        </text:list-item>
      </text:list>
      <text:p text:style-name="Text_20_body"><text:span text:style-name="T4">These pathways are cost-effective, evidence-based, and grounded in human rights. They are not future reforms—they are existing models being withheld from implementation by inertia, miseducation, and institutional resistance. This thesis confirms their relevance, viability, and urgency. If adopted, they would drastically reduce forced hospitalizations, eliminate many </text:span><text:soft-page-break/><text:span text:style-name="T4">iatrogenic injuries, and restore the dignity and capacity of tens of thousands. If ignored, the cycle of trauma, punishment, and decay will persist—under the guise of ca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2T12:09:22.722325026</meta:creation-date>
    <meta:generator>LibreOffice/24.2.7.2$Linux_X86_64 LibreOffice_project/420$Build-2</meta:generator>
    <dc:date>2025-06-28T18:55:25.113503322</dc:date>
    <meta:editing-duration>PT10H34M12S</meta:editing-duration>
    <meta:editing-cycles>9</meta:editing-cycles>
    <meta:document-statistic meta:table-count="0" meta:image-count="0" meta:object-count="0" meta:page-count="4" meta:paragraph-count="23" meta:word-count="1514" meta:character-count="11077" meta:non-whitespace-character-count="9614"/>
  </office:meta>
</office:document-meta>
</file>